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2cm"/>
    </style:style>
    <style:style style:name="co3" style:family="table-column">
      <style:table-column-properties fo:break-before="auto" style:column-width="3.655cm"/>
    </style:style>
    <style:style style:name="co4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8"/>
        <table:table-column table:style-name="co4" table:default-cell-style-name="ce2"/>
        <table:table-row table:style-name="ro1">
          <table:table-cell table:style-name="ce5" office:value-type="string" calcext:value-type="string">
            <text:p>DORSAL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COGNOM</text:p>
          </table:table-cell>
          <table:table-cell table:style-name="ce7" office:value-type="string" calcext:value-type="string">
            <text:p>DATA NEIXEMENT </text:p>
          </table:table-cell>
          <table:table-cell table:style-name="ce5" office:value-type="string" calcext:value-type="string">
            <text:p>POSI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illa</text:p>
          </table:table-cell>
          <table:table-cell/>
          <table:table-cell office:value-type="date" office:date-value="1986-10-02" calcext:value-type="date">
            <text:p>02/10/86</text:p>
          </table:table-cell>
          <table:table-cell office:value-type="string" calcext:value-type="string">
            <text:p>Porte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jene</text:p>
          </table:table-cell>
          <table:table-cell office:value-type="string" calcext:value-type="string">
            <text:p>Dakonam</text:p>
          </table:table-cell>
          <table:table-cell office:value-type="date" office:date-value="1991-12-31" calcext:value-type="date">
            <text:p>31/12/91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bricio</text:p>
          </table:table-cell>
          <table:table-cell office:value-type="string" calcext:value-type="string">
            <text:p>Angileri</text:p>
          </table:table-cell>
          <table:table-cell office:value-type="date" office:date-value="1994-03-15" calcext:value-type="date">
            <text:p>15/03/94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Alvarez</text:p>
          </table:table-cell>
          <table:table-cell office:value-type="date" office:date-value="2000-03-24" calcext:value-type="date">
            <text:p>24/03/00</text:p>
          </table:table-cell>
          <table:table-cell office:value-type="string" calcext:value-type="string">
            <text:p>Defensa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Milla</text:p>
          </table:table-cell>
          <table:table-cell office:value-type="date" office:date-value="1994-10-07" calcext:value-type="date">
            <text:p>07/10/94</text:p>
          </table:table-cell>
          <table:table-cell office:value-type="string" calcext:value-type="string">
            <text:p>Centrocampis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mingos D.</text:p>
          </table:table-cell>
          <table:table-cell office:value-type="string" calcext:value-type="string">
            <text:p>Duarte</text:p>
          </table:table-cell>
          <table:table-cell office:value-type="date" office:date-value="1995-03-10" calcext:value-type="date">
            <text:p>10/03/95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Mata</text:p>
          </table:table-cell>
          <table:table-cell office:value-type="date" office:date-value="1988-10-24" calcext:value-type="date">
            <text:p>24/10/88</text:p>
          </table:table-cell>
          <table:table-cell office:value-type="string" calcext:value-type="string">
            <text:p>Delantero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Seoane</text:p>
          </table:table-cell>
          <table:table-cell office:value-type="date" office:date-value="1997-01-22" calcext:value-type="date">
            <text:p>22/01/97</text:p>
          </table:table-cell>
          <table:table-cell office:value-type="string" calcext:value-type="string">
            <text:p>Centrocampis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Portugues</text:p>
          </table:table-cell>
          <table:table-cell office:value-type="date" office:date-value="1992-05-21" calcext:value-type="date">
            <text:p>21/05/92</text:p>
          </table:table-cell>
          <table:table-cell office:value-type="string" calcext:value-type="string">
            <text:p>Delant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es </text:p>
          </table:table-cell>
          <table:table-cell office:value-type="string" calcext:value-type="string">
            <text:p>Ünal</text:p>
          </table:table-cell>
          <table:table-cell office:value-type="date" office:date-value="1997-05-10" calcext:value-type="date">
            <text:p>10/05/97</text:p>
          </table:table-cell>
          <table:table-cell office:value-type="string" calcext:value-type="string">
            <text:p>Delantero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rles</text:p>
          </table:table-cell>
          <table:table-cell office:value-type="string" calcext:value-type="string">
            <text:p>Aleñá</text:p>
          </table:table-cell>
          <table:table-cell office:value-type="date" office:date-value="1998-01-08" calcext:value-type="date">
            <text:p>08/01/98</text:p>
          </table:table-cell>
          <table:table-cell office:value-type="string" calcext:value-type="string">
            <text:p>Centrocampis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mavi</text:p>
          </table:table-cell>
          <table:table-cell office:value-type="string" calcext:value-type="string">
            <text:p>Jordan Amavi</text:p>
          </table:table-cell>
          <table:table-cell office:value-type="date" office:date-value="1994-03-09" calcext:value-type="date">
            <text:p>09/03/94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Soria</text:p>
          </table:table-cell>
          <table:table-cell office:value-type="date" office:date-value="1993-04-04" calcext:value-type="date">
            <text:p>04/04/93</text:p>
          </table:table-cell>
          <table:table-cell office:value-type="string" calcext:value-type="string">
            <text:p>Porter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Latassa</text:p>
          </table:table-cell>
          <table:table-cell office:value-type="date" office:date-value="2001-03-23" calcext:value-type="date">
            <text:p>23/03/01</text:p>
          </table:table-cell>
          <table:table-cell office:value-type="string" calcext:value-type="string">
            <text:p>Delant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mar </text:p>
          </table:table-cell>
          <table:table-cell office:value-type="string" calcext:value-type="string">
            <text:p>Alderete</text:p>
          </table:table-cell>
          <table:table-cell office:value-type="date" office:date-value="1996-12-26" calcext:value-type="date">
            <text:p>26/12/96</text:p>
          </table:table-cell>
          <table:table-cell office:value-type="string" calcext:value-type="string">
            <text:p>Defensa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lgobia</text:p>
          </table:table-cell>
          <table:table-cell office:value-type="date" office:date-value="1999-06-23" calcext:value-type="date">
            <text:p>23/06/99</text:p>
          </table:table-cell>
          <table:table-cell office:value-type="string" calcext:value-type="string">
            <text:p>Centrocampis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nir</text:p>
          </table:table-cell>
          <table:table-cell office:value-type="string" calcext:value-type="string">
            <text:p>El Haddadi</text:p>
          </table:table-cell>
          <table:table-cell office:value-type="date" office:date-value="1995-09-01" calcext:value-type="date">
            <text:p>01/09/95</text:p>
          </table:table-cell>
          <table:table-cell office:value-type="string" calcext:value-type="string">
            <text:p>Delantero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Arambarri</text:p>
          </table:table-cell>
          <table:table-cell office:value-type="date" office:date-value="1995-12-30" calcext:value-type="date">
            <text:p>30/12/95</text:p>
          </table:table-cell>
          <table:table-cell office:value-type="string" calcext:value-type="string">
            <text:p>Centrocampis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rja</text:p>
          </table:table-cell>
          <table:table-cell office:value-type="string" calcext:value-type="string">
            <text:p>Mayoral</text:p>
          </table:table-cell>
          <table:table-cell office:value-type="date" office:date-value="1997-05-05" calcext:value-type="date">
            <text:p>05/05/97</text:p>
          </table:table-cell>
          <table:table-cell office:value-type="string" calcext:value-type="string">
            <text:p>Delantero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emanja</text:p>
          </table:table-cell>
          <table:table-cell office:value-type="string" calcext:value-type="string">
            <text:p>Maksimovic</text:p>
          </table:table-cell>
          <table:table-cell office:value-type="date" office:date-value="1995-01-26" calcext:value-type="date">
            <text:p>26/01/95</text:p>
          </table:table-cell>
          <table:table-cell office:value-type="string" calcext:value-type="string">
            <text:p>Centrocampis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glesias</text:p>
          </table:table-cell>
          <table:table-cell office:value-type="date" office:date-value="1998-07-03" calcext:value-type="date">
            <text:p>03/07/98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mián</text:p>
          </table:table-cell>
          <table:table-cell office:value-type="string" calcext:value-type="string">
            <text:p>Suarez</text:p>
          </table:table-cell>
          <table:table-cell office:value-type="date" office:date-value="1988-04-27" calcext:value-type="date">
            <text:p>27/04/88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Mitrovic</text:p>
          </table:table-cell>
          <table:table-cell office:value-type="date" office:date-value="1994-12-16" calcext:value-type="date">
            <text:p>16/12/94</text:p>
          </table:table-cell>
          <table:table-cell office:value-type="string" calcext:value-type="string">
            <text:p>Defensa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Villar</text:p>
          </table:table-cell>
          <table:table-cell office:value-type="date" office:date-value="1994-03-23" calcext:value-type="date">
            <text:p>23/03/94</text:p>
          </table:table-cell>
          <table:table-cell office:value-type="string" calcext:value-type="string">
            <text:p>Centrocampist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mankwaa</text:p>
          </table:table-cell>
          <table:table-cell office:value-type="string" calcext:value-type="string">
            <text:p>Akurugu</text:p>
          </table:table-cell>
          <table:table-cell office:value-type="date" office:date-value="2001-11-20" calcext:value-type="date">
            <text:p>20/11/01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Conde</text:p>
          </table:table-cell>
          <table:table-cell office:value-type="date" office:date-value="1998-10-28" calcext:value-type="date">
            <text:p>28/10/98</text:p>
          </table:table-cell>
          <table:table-cell office:value-type="string" calcext:value-type="string">
            <text:p>Portero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Jhon</text:p>
          </table:table-cell>
          <table:table-cell office:value-type="string" calcext:value-type="string">
            <text:p>Patrick</text:p>
          </table:table-cell>
          <table:table-cell office:value-type="date" office:date-value="2003-12-24" calcext:value-type="date">
            <text:p>24/12/03</text:p>
          </table:table-cell>
          <table:table-cell office:value-type="string" calcext:value-type="string">
            <text:p>Centrocampist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rka</text:p>
          </table:table-cell>
          <table:table-cell office:value-type="string" calcext:value-type="string">
            <text:p>Rivera</text:p>
          </table:table-cell>
          <table:table-cell office:value-type="date" office:date-value="2004-08-01" calcext:value-type="date">
            <text:p>01/08/04</text:p>
          </table:table-cell>
          <table:table-cell office:value-type="string" calcext:value-type="string">
            <text:p>Defensa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arra</text:p>
          </table:table-cell>
          <table:table-cell office:value-type="date" office:date-value="2002-06-24" calcext:value-type="date">
            <text:p>24/06/02</text:p>
          </table:table-cell>
          <table:table-cell office:value-type="string" calcext:value-type="string">
            <text:p>Centrocampist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Revuelta</text:p>
          </table:table-cell>
          <table:table-cell office:value-type="date" office:date-value="2000-04-16" calcext:value-type="date">
            <text:p>16/04/00</text:p>
          </table:table-cell>
          <table:table-cell office:value-type="string" calcext:value-type="string">
            <text:p>Defens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Rdriguez</text:p>
          </table:table-cell>
          <table:table-cell office:value-type="date" office:date-value="2002-03-21" calcext:value-type="date">
            <text:p>21/03/02</text:p>
          </table:table-cell>
          <table:table-cell office:value-type="string" calcext:value-type="string">
            <text:p>Defensa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icente </text:p>
          </table:table-cell>
          <table:table-cell office:value-type="string" calcext:value-type="string">
            <text:p>Bellmunt Garcia</text:p>
          </table:table-cell>
          <table:table-cell office:value-type="date" office:date-value="2000-01-28" calcext:value-type="date">
            <text:p>28/01/00</text:p>
          </table:table-cell>
          <table:table-cell office:value-type="string" calcext:value-type="string">
            <text:p>Porter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Ramírez</text:p>
          </table:table-cell>
          <table:table-cell office:value-type="date" office:date-value="2003-03-18" calcext:value-type="date">
            <text:p>18/03/03</text:p>
          </table:table-cell>
          <table:table-cell office:value-type="string" calcext:value-type="string">
            <text:p>Defensa</text:p>
          </table:table-cell>
        </table:table-row>
      </table:table>
      <table:named-expressions/>
      <table:database-ranges>
        <table:database-range table:name="__Anonymous_Sheet_DB__0" table:target-range-address="Hoja1.A1:Hoja1.E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6T10:02:08.846000000</meta:creation-date>
    <dc:date>2023-02-06T17:50:49.884000000</dc:date>
    <meta:editing-duration>PT48M51S</meta:editing-duration>
    <meta:editing-cycles>2</meta:editing-cycles>
    <meta:generator>LibreOffice/7.4.0.3$Windows_X86_64 LibreOffice_project/f85e47c08ddd19c015c0114a68350214f7066f5a</meta:generator>
    <meta:document-statistic meta:table-count="1" meta:cell-count="169" meta:object-count="0"/>
  </office:meta>
</office:document-meta>
</file>